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629" officeooo:paragraph-rsid="000c2629"/>
    </style:style>
    <style:style style:name="P2" style:family="paragraph" style:parent-style-name="Standard">
      <style:text-properties officeooo:rsid="000e176c" officeooo:paragraph-rsid="000e176c"/>
    </style:style>
    <style:style style:name="P3" style:family="paragraph" style:parent-style-name="Standard">
      <style:text-properties officeooo:rsid="000f766e" officeooo:paragraph-rsid="000f766e"/>
    </style:style>
    <style:style style:name="P4" style:family="paragraph" style:parent-style-name="Standard">
      <style:paragraph-properties fo:break-before="page"/>
      <style:text-properties officeooo:rsid="000c2629" officeooo:paragraph-rsid="000c2629"/>
    </style:style>
    <style:style style:name="P5" style:family="paragraph" style:parent-style-name="Standard">
      <style:text-properties officeooo:rsid="000f766e" officeooo:paragraph-rsid="000f766e"/>
    </style:style>
    <style:style style:name="P6" style:family="paragraph" style:parent-style-name="Standard">
      <style:text-properties officeooo:rsid="0010b9d2" officeooo:paragraph-rsid="0010b9d2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rge Sort – divide and conquer method, O(log n)</text:p>
      <text:p text:style-name="P3">Insertion Sort – like sorting deck of cards, O(n<text:span text:style-name="T1">2</text:span>)</text:p>
      <text:p text:style-name="P3"/>
      <text:p text:style-name="P6">Secretary problem</text:p>
      <text:p text:style-name="P4">Past papers questions:</text:p>
      <text:p text:style-name="P1">how we can measure running time (2x)</text:p>
      <text:p text:style-name="P1">secretary problem and optimal solution (2x)</text:p>
      <text:p text:style-name="P1">greedy algorithm that solves knapsack problem “continuus” (2x)</text:p>
      <text:p text:style-name="P1">why greed not working for knapsack 0-1</text:p>
      <text:p text:style-name="P1">knapsack 0-1 problem and algorithm (recursive)</text:p>
      <text:p text:style-name="P1">probabilities</text:p>
      <text:p text:style-name="P1">gradient descent algorithm</text:p>
      <text:p text:style-name="P1">python solution for probability of joint events by simulating events</text:p>
      <text:p text:style-name="P1">how can we find global minimum</text:p>
      <text:p text:style-name="P1">design entity-relationship diagram</text:p>
      <text:p text:style-name="P1">define networks and their matrix representation and single source minimum distance problem</text:p>
      <text:p text:style-name="P1">dijkstra algorithm and its computational cost (2x)</text:p>
      <text:p text:style-name="P1">difference between randomized probabilistic and approximate algorithms</text:p>
      <text:p text:style-name="P1">big O notation</text:p>
      <text:p text:style-name="P1">difference between linear and binary search and their complexity</text:p>
      <text:p text:style-name="P1">aid of dynamic programming, advantages and disadvantages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5.2$Linux_X86_64 LibreOffice_project/30$Build-2</meta:generator>
    <dc:date>2020-03-17T21:00:42.904290834</dc:date>
    <meta:editing-duration>PT39M53S</meta:editing-duration>
    <meta:editing-cycles>4</meta:editing-cycles>
    <meta:document-statistic meta:table-count="0" meta:image-count="0" meta:object-count="0" meta:page-count="2" meta:paragraph-count="20" meta:word-count="123" meta:character-count="877" meta:non-whitespace-character-count="772"/>
  </office:meta>
</office:document-meta>
</file>